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09000000E6AE875908037EF01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48cm" svg:height="8.113cm" svg:x="2.825cm" svg:y="1.939cm">
          <draw:image xlink:href="Pictures/1000020100000109000000E6AE875908037EF01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25T09:07:57.359507360</dc:date>
    <meta:editing-duration>PT2M2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